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120d8"/>
    </style:style>
    <style:style style:name="P2" style:family="paragraph" style:parent-style-name="Text_20_body">
      <style:text-properties fo:language="nl" fo:country="NL"/>
    </style:style>
    <style:style style:name="P3" style:family="paragraph" style:parent-style-name="Text_20_body">
      <style:text-properties fo:language="nl" fo:country="NL" officeooo:paragraph-rsid="00021c2a"/>
    </style:style>
    <style:style style:name="T1" style:family="text">
      <style:text-properties fo:language="nl" fo:country="NL" officeooo:rsid="000120d8"/>
    </style:style>
    <style:style style:name="T2" style:family="text">
      <style:text-properties fo:language="nl" fo:country="NL"/>
    </style:style>
    <style:style style:name="T3" style:family="text">
      <style:text-properties officeooo:rsid="00021c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">MUST</text:span></text:span></text:p>
      <text:p text:style-name="Text_20_body"><text:span text:style-name="Emphasis"><text:span text:style-name="T2"/></text:span></text:p>
      <text:p text:style-name="Text_20_body"><text:span text:style-name="T2"><text:s text:c="2"/><text:tab/>Moet in MVC volgens voorbeeld</text:span></text:p>
      <text:p text:style-name="P2"><text:s text:c="2"/>Als ontwikkelaar wil ik een project opzetten in het MVC-patroon, zodat ik de architectuur gestructureerd houd en onderhoudbaar kan maken volgens <text:span text:style-name="T3">de </text:span>voorbeeldopzet.</text:p>
      <text:p text:style-name="P2"><text:s text:c="2"/><text:tab/>Alle database models in ORM (fase 3 voorbeeld)</text:p>
      <text:p text:style-name="P2"><text:s text:c="2"/>Als ontwikkelaar wil ik dat alle database models met een ORM worden gebouwd, zodat ik eenvoudig gegevens kan manipuleren zonder directe SQL-queries te schrijven.</text:p>
      <text:p text:style-name="P2"><text:s text:c="2"/><text:tab/>Ten minste 3 verschillende database models</text:p>
      <text:p text:style-name="P2"><text:s text:c="2"/>Als ontwikkelaar wil ik minimaal drie verschillende database modellen creëren, zodat de applicatie voldoende databasetabellen heeft voor diverse functionaliteiten.</text:p>
      <text:p text:style-name="P2"><text:s text:c="2"/><text:tab/>Elke ORM heeft ten minste de volgende functies: Save, Delete, GetID, FindByID,</text:p>
      <text:p text:style-name="P2"><text:s text:c="2"/>FindAll</text:p>
      <text:p text:style-name="P2"><text:s text:c="2"/>Als ontwikkelaar wil ik dat elk database model de functies Save, Delete, GetID, FindByID en FindAll implementeert, zodat ik standaard database-acties consistent kan uitvoeren.</text:p>
      <text:p text:style-name="P2"><text:s text:c="2"/><text:tab/>Alle models implementeren een “ORMinterface” die de volgende methods heeft: Save, Delete, GetID</text:p>
      <text:p text:style-name="P3"><text:s text:c="2"/>Als ontwikkelaar wil ik een ORM-interface implementeren voor alle modellen, zodat ik uniformiteit en herbruikbaarheid van code garandeer.</text:p>
      <text:p text:style-name="P3"><text:tab/>Github is gebruikt tijdens het gehele project</text:p>
      <text:p text:style-name="P2"><text:s text:c="2"/>Als teamlid wil ik gebruik maken van GitHub, zodat ik versiebeheer kan toepassen en samenwerking binnen het team mogelijk maak.</text:p>
      <text:p text:style-name="P2"><text:s text:c="2"/><text:tab/>Login systeem</text:p>
      <text:p text:style-name="P2"><text:s text:c="2"/>Als gebruiker wil ik kunnen inloggen, zodat ik toegang krijg tot persoonlijke en beveiligde gedeelten van de applicatie.</text:p>
      <text:p text:style-name="P2"><text:s text:c="2"/><text:tab/>Ten minste 1 pagina die alleen toegankelijk is voor een ingelogde gebruiker</text:p>
      <text:p text:style-name="P2"><text:s text:c="2"/>Als ingelogde gebruiker wil ik toegang hebben tot een specifieke pagina die niet beschikbaar is voor niet-ingelogde gebruikers.</text:p>
      <text:p text:style-name="P2"><text:s text:c="2"/><text:tab/>Ten minste 1 keer gebruik van inheritance (niet hetzelfde als een interface)</text:p>
      <text:p text:style-name="P2"><text:s text:c="2"/>Als ontwikkelaar wil ik ten minste één keer gebruik maken van inheritance, zodat ik code kan hergebruiken en eenvoudiger kan uitbreiden.</text:p>
      <text:p text:style-name="P2"><text:s text:c="2"/><text:tab/>Acceptatietest met ten minste 5 gewone testen en 2 “sad path” testen</text:p>
      <text:p text:style-name="P2"><text:soft-page-break/><text:s text:c="2"/>Als product owner wil ik acceptatietesten laten uitvoeren, zodat ik zeker weet dat de applicatie werkt volgens de specificaties, inclusief foutafhandeling.</text:p>
      <text:p text:style-name="P2"><text:s text:c="2"/><text:tab/>Wireframes</text:p>
      <text:p text:style-name="P2"><text:s text:c="2"/>Als ontwerper wil ik wireframes maken, zodat ik de structuur van de gebruikersinterface visueel kan weergeven.</text:p>
      <text:p text:style-name="P2"><text:s text:c="2"/><text:tab/>Activity diagrams</text:p>
      <text:p text:style-name="P2"><text:s text:c="2"/>Als ontwikkelaar wil ik activity diagrams maken, zodat ik de workflow van processen in de applicatie kan visualiseren.</text:p>
      <text:p text:style-name="P2"><text:s text:c="2"/><text:tab/>Use case diagrams</text:p>
      <text:p text:style-name="P2"><text:s text:c="2"/>Als ontwikkelaar wil ik use case diagrams maken, zodat ik de interacties tussen gebruikers en de applicatie kan begrijpen.</text:p>
      <text:p text:style-name="P2"><text:s text:c="2"/><text:tab/>ERD in de 3e normaalvorm</text:p>
      <text:p text:style-name="P2"><text:s text:c="2"/>Als databaseontwerper wil ik een ERD in de derde normaalvorm maken, zodat de database optimaal is gestructureerd en redundantie wordt voorkomen.</text:p>
      <text:p text:style-name="P2"><text:s text:c="2"/><text:tab/>Userstories</text:p>
      <text:p text:style-name="P2"><text:s text:c="2"/>Als projectteam wil ik userstories gebruiken, zodat we de eisen vanuit het gebruikersperspectief kunnen vastleggen en prioriteren.</text:p>
      <text:p text:style-name="P2"><text:s text:c="2"/><text:tab/>SCRUM</text:p>
      <text:p text:style-name="P2"><text:s text:c="2"/>Als teamlid wil ik werken volgens de SCRUM-methodologie, zodat we in iteraties kunnen werken en snel inspelen op veranderingen.</text:p>
      <text:p text:style-name="P2"/>
      <text:p text:style-name="P2">SHOULD</text:p>
      <text:p text:style-name="P2"/>
      <text:p text:style-name="P2"><text:s text:c="2"/><text:tab/>Password hashing</text:p>
      <text:p text:style-name="P2"><text:s text:c="2"/>Als ontwikkelaar wil ik wachtwoorden hashen, zodat gebruikersgegevens veilig worden opgeslagen.</text:p>
      <text:p text:style-name="P2"><text:s text:c="2"/><text:tab/>Andere view OF view print ander resultaat, voor niet of wel ingelogde gebruiker bij dezelfde controller</text:p>
      <text:p text:style-name="P2"><text:s text:c="2"/>Als gebruiker wil ik dat de applicatie verschillende weergaven toont afhankelijk van mijn inlogstatus.</text:p>
      <text:p text:style-name="P2"><text:s text:c="2"/><text:tab/>Input sanitation</text:p>
      <text:p text:style-name="P2"><text:s text:c="2"/>Als ontwikkelaar wil ik invoervalidatie toepassen, zodat ik de applicatie bescherm tegen onveilige of schadelijke invoer.</text:p>
      <text:p text:style-name="P2"><text:s text:c="2"/><text:tab/>Data validatie</text:p>
      <text:p text:style-name="P2"><text:soft-page-break/><text:s text:c="2"/>Als ontwikkelaar wil ik dat gebruikersinvoer wordt gevalideerd, zodat alleen geldige gegevens in de applicatie worden verwerkt.</text:p>
      <text:p text:style-name="P2"/>
      <text:p text:style-name="P2">COULD</text:p>
      <text:p text:style-name="P2"/>
      <text:p text:style-name="P2"><text:s text:c="2"/><text:tab/>Password hash salting</text:p>
      <text:p text:style-name="P2"><text:s text:c="2"/>Als ontwikkelaar wil ik wachtwoord-hashing voorzien van salting, zodat de beveiliging tegen brute-force-aanvallen wordt verbeterd.</text:p>
      <text:p text:style-name="P2"><text:s text:c="2"/><text:tab/>Gebruik van routing</text:p>
      <text:p text:style-name="P2"><text:s text:c="2"/>Als ontwikkelaar wil ik routing toepassen, zodat ik URL’s flexibel kan beheren en gebruikers naar de juiste resources kan leiden.</text:p>
      <text:p text:style-name="P2"><text:s text:c="2"/><text:tab/>Verschillende niveaus van gebruikers, afschermen pagina’s op basis van accountlevel</text:p>
      <text:p text:style-name="P2"><text:s text:c="2"/>Als gebruiker wil ik toegang krijgen tot specifieke pagina’s op basis van mijn accountniveau, zodat de inhoud aansluit op mijn rechten en ro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0:37:11.387201218</meta:creation-date>
    <dc:date>2024-11-19T11:32:33.373037128</dc:date>
    <meta:editing-duration>PT55M22S</meta:editing-duration>
    <meta:editing-cycles>4</meta:editing-cycles>
    <meta:generator>LibreOffice/24.8.3.2$Linux_X86_64 LibreOffice_project/480$Build-2</meta:generator>
    <meta:document-statistic meta:table-count="0" meta:image-count="0" meta:object-count="0" meta:page-count="3" meta:paragraph-count="50" meta:word-count="576" meta:character-count="4121" meta:non-whitespace-character-count="3480"/>
  </office:meta>
</office:document-meta>
</file>